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3.125in" table:align="left"/>
    </style:style>
    <style:style style:name="Table4.A" style:family="table-column">
      <style:table-column-properties style:column-width="0.75in"/>
    </style:style>
    <style:style style:name="Table4.B" style:family="table-column">
      <style:table-column-properties style:column-width="2.375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none" fo:border-right="0.05pt solid #000000" fo:border-top="none" fo:border-bottom="0.05pt solid #000000"/>
    </style:style>
    <style:style style:name="Table1" style:family="table">
      <style:table-properties style:width="3.1875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2.437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7.1875in" fo:margin-left="0in" table:align="left"/>
    </style:style>
    <style:style style:name="Table2.A" style:family="table-column">
      <style:table-column-properties style:column-width="2.3083in"/>
    </style:style>
    <style:style style:name="Table2.C" style:family="table-column">
      <style:table-column-properties style:column-width="2.5708in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2.6875in" table:align="left"/>
    </style:style>
    <style:style style:name="Table5.A" style:family="table-column">
      <style:table-column-properties style:column-width="0.75in"/>
    </style:style>
    <style:style style:name="Table5.B" style:family="table-column">
      <style:table-column-properties style:column-width="1.9375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none" fo:border-right="0.05pt solid #000000" fo:border-top="none" fo:border-bottom="0.05pt solid #000000"/>
    </style:style>
    <style:style style:name="Table6" style:family="table">
      <style:table-properties style:width="2.6875in" table:align="left"/>
    </style:style>
    <style:style style:name="Table6.A" style:family="table-column">
      <style:table-column-properties style:column-width="0.75in"/>
    </style:style>
    <style:style style:name="Table6.B" style:family="table-column">
      <style:table-column-properties style:column-width="1.9375in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none" fo:border-right="0.05pt solid #000000" fo:border-top="none" fo:border-bottom="0.05pt solid #000000"/>
    </style:style>
    <style:style style:name="Table7" style:family="table">
      <style:table-properties style:width="2.6875in" table:align="left"/>
    </style:style>
    <style:style style:name="Table7.A" style:family="table-column">
      <style:table-column-properties style:column-width="0.75in"/>
    </style:style>
    <style:style style:name="Table7.B" style:family="table-column">
      <style:table-column-properties style:column-width="1.9375in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none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2.6875in" table:align="left"/>
    </style:style>
    <style:style style:name="Table9.A" style:family="table-column">
      <style:table-column-properties style:column-width="0.75in"/>
    </style:style>
    <style:style style:name="Table9.B" style:family="table-column">
      <style:table-column-properties style:column-width="1.9375in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none" fo:border-right="0.05pt solid #000000" fo:border-top="none" fo:border-bottom="0.05pt solid #000000"/>
    </style:style>
    <style:style style:name="Table10" style:family="table">
      <style:table-properties style:width="2.6875in" table:align="left"/>
    </style:style>
    <style:style style:name="Table10.A" style:family="table-column">
      <style:table-column-properties style:column-width="0.75in"/>
    </style:style>
    <style:style style:name="Table10.B" style:family="table-column">
      <style:table-column-properties style:column-width="1.9375in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none" fo:border-right="0.05pt solid #000000" fo:border-top="none" fo:border-bottom="0.05pt solid #000000"/>
    </style:style>
    <style:style style:name="Table11" style:family="table">
      <style:table-properties style:width="2.6875in" table:align="left"/>
    </style:style>
    <style:style style:name="Table11.A" style:family="table-column">
      <style:table-column-properties style:column-width="0.75in"/>
    </style:style>
    <style:style style:name="Table11.B" style:family="table-column">
      <style:table-column-properties style:column-width="1.9375in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none" fo:border-right="0.05pt solid #000000" fo:border-top="none" fo:border-bottom="0.05pt solid #000000"/>
    </style:style>
    <style:style style:name="Table12" style:family="table">
      <style:table-properties style:width="3.1875in" table:align="left"/>
    </style:style>
    <style:style style:name="Table12.A" style:family="table-column">
      <style:table-column-properties style:column-width="0.75in"/>
    </style:style>
    <style:style style:name="Table12.B" style:family="table-column">
      <style:table-column-properties style:column-width="2.4375in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Header">
      <style:text-properties officeooo:rsid="00062fc3" officeooo:paragraph-rsid="00062fc3"/>
    </style:style>
    <style:style style:name="P2" style:family="paragraph" style:parent-style-name="Standard">
      <style:text-properties officeooo:rsid="00062fc3" officeooo:paragraph-rsid="00062fc3"/>
    </style:style>
    <style:style style:name="P3" style:family="paragraph" style:parent-style-name="Standard">
      <style:text-properties officeooo:rsid="00062fc3" officeooo:paragraph-rsid="000755e7" fo:background-color="#81d41a"/>
    </style:style>
    <style:style style:name="P4" style:family="paragraph" style:parent-style-name="Standard">
      <style:text-properties officeooo:rsid="00062fc3" officeooo:paragraph-rsid="000755e7" fo:background-color="#b4c7dc"/>
    </style:style>
    <style:style style:name="P5" style:family="paragraph" style:parent-style-name="Standard">
      <style:text-properties officeooo:rsid="000755e7" officeooo:paragraph-rsid="00062fc3" fo:background-color="#b4c7dc"/>
    </style:style>
    <style:style style:name="P6" style:family="paragraph" style:parent-style-name="Standard">
      <style:text-properties officeooo:rsid="00062fc3" officeooo:paragraph-rsid="00062fc3" fo:background-color="#ffff6d"/>
    </style:style>
    <style:style style:name="P7" style:family="paragraph" style:parent-style-name="Standard">
      <style:text-properties officeooo:rsid="00062fc3" officeooo:paragraph-rsid="00062fc3" fo:background-color="transparent"/>
    </style:style>
    <style:style style:name="P8" style:family="paragraph" style:parent-style-name="Standard">
      <style:text-properties officeooo:rsid="000816b2" officeooo:paragraph-rsid="000816b2" fo:background-color="transparent"/>
    </style:style>
    <style:style style:name="P9" style:family="paragraph" style:parent-style-name="Standard">
      <style:text-properties officeooo:rsid="000755e7" officeooo:paragraph-rsid="000755e7"/>
    </style:style>
    <style:style style:name="P10" style:family="paragraph" style:parent-style-name="Standard">
      <style:text-properties officeooo:paragraph-rsid="000816b2"/>
    </style:style>
    <style:style style:name="P11" style:family="paragraph" style:parent-style-name="Standard">
      <style:text-properties officeooo:paragraph-rsid="000978c7"/>
    </style:style>
    <style:style style:name="P12" style:family="paragraph" style:parent-style-name="Standard">
      <style:text-properties officeooo:rsid="000978c7" officeooo:paragraph-rsid="000978c7"/>
    </style:style>
    <style:style style:name="P13" style:family="paragraph" style:parent-style-name="Standard">
      <style:text-properties fo:font-size="15pt" officeooo:rsid="00062fc3" officeooo:paragraph-rsid="00062fc3" style:font-size-asian="15pt" style:font-size-complex="15pt"/>
    </style:style>
    <style:style style:name="P14" style:family="paragraph" style:parent-style-name="Standard">
      <style:text-properties fo:font-size="15pt" officeooo:paragraph-rsid="000755e7" style:font-size-asian="15pt" style:font-size-complex="15pt"/>
    </style:style>
    <style:style style:name="P15" style:family="paragraph" style:parent-style-name="Standard">
      <style:text-properties fo:font-size="15pt" fo:font-weight="bold" officeooo:rsid="000755e7" officeooo:paragraph-rsid="000755e7" style:font-size-asian="15pt" style:font-weight-asian="bold" style:font-size-complex="15pt" style:font-weight-complex="bold"/>
    </style:style>
    <style:style style:name="P16" style:family="paragraph" style:parent-style-name="Standard">
      <style:text-properties fo:color="#f10d0c" fo:font-size="14pt" style:text-underline-style="solid" style:text-underline-width="auto" style:text-underline-color="font-color" fo:font-weight="bold" officeooo:rsid="00062fc3" officeooo:paragraph-rsid="00062fc3" style:font-size-asian="14pt" style:font-weight-asian="bold" style:font-size-complex="14pt" style:font-weight-complex="bold"/>
    </style:style>
    <style:style style:name="P17" style:family="paragraph" style:parent-style-name="Standard">
      <style:text-properties fo:color="#f10d0c" fo:font-size="15pt" style:text-underline-style="solid" style:text-underline-width="auto" style:text-underline-color="font-color" fo:font-weight="bold" officeooo:rsid="000978c7" officeooo:paragraph-rsid="000978c7" fo:background-color="transparent" style:font-size-asian="15pt" style:font-weight-asian="bold" style:font-size-complex="15pt" style:font-weight-complex="bold"/>
    </style:style>
    <style:style style:name="P18" style:family="paragraph" style:parent-style-name="Standard">
      <style:text-properties fo:color="#f10d0c" fo:font-size="15pt" style:text-underline-style="solid" style:text-underline-width="auto" style:text-underline-color="font-color" fo:font-weight="bold" officeooo:rsid="000978c7" officeooo:paragraph-rsid="00099b7b" fo:background-color="transparent" style:font-size-asian="15pt" style:font-weight-asian="bold" style:font-size-complex="15pt" style:font-weight-complex="bold"/>
    </style:style>
    <style:style style:name="P19" style:family="paragraph" style:parent-style-name="Standard">
      <style:text-properties style:use-window-font-color="true" fo:font-size="12pt" style:text-underline-style="none" fo:font-weight="normal" officeooo:rsid="000978c7" officeooo:paragraph-rsid="000978c7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use-window-font-color="true" fo:font-size="12pt" style:text-underline-style="none" fo:font-weight="normal" officeooo:rsid="000987e9" officeooo:paragraph-rsid="00099b7b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use-window-font-color="true" fo:font-size="12pt" style:text-underline-style="none" fo:font-weight="normal" officeooo:rsid="00099b7b" officeooo:paragraph-rsid="00099b7b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text-properties officeooo:rsid="000987e9" officeooo:paragraph-rsid="000987e9"/>
    </style:style>
    <style:style style:name="P23" style:family="paragraph" style:parent-style-name="Standard">
      <style:text-properties officeooo:paragraph-rsid="000987e9"/>
    </style:style>
    <style:style style:name="P24" style:family="paragraph" style:parent-style-name="Table_20_Contents">
      <style:text-properties officeooo:rsid="000816b2" officeooo:paragraph-rsid="000816b2"/>
    </style:style>
    <style:style style:name="P25" style:family="paragraph" style:parent-style-name="Table_20_Contents">
      <style:text-properties officeooo:rsid="000816b2" officeooo:paragraph-rsid="000978c7"/>
    </style:style>
    <style:style style:name="P26" style:family="paragraph" style:parent-style-name="Table_20_Contents">
      <style:text-properties officeooo:rsid="000755e7" officeooo:paragraph-rsid="000755e7"/>
    </style:style>
    <style:style style:name="P27" style:family="paragraph" style:parent-style-name="Table_20_Contents">
      <style:text-properties officeooo:rsid="000755e7" officeooo:paragraph-rsid="000816b2"/>
    </style:style>
    <style:style style:name="P28" style:family="paragraph" style:parent-style-name="Table_20_Contents">
      <style:text-properties officeooo:rsid="000755e7" officeooo:paragraph-rsid="000978c7"/>
    </style:style>
    <style:style style:name="P29" style:family="paragraph" style:parent-style-name="Table_20_Contents">
      <style:text-properties officeooo:paragraph-rsid="000816b2"/>
    </style:style>
    <style:style style:name="P30" style:family="paragraph" style:parent-style-name="Table_20_Contents">
      <style:text-properties style:use-window-font-color="true" officeooo:rsid="000816b2" officeooo:paragraph-rsid="000816b2" fo:background-color="#b4c7dc"/>
    </style:style>
    <style:style style:name="P31" style:family="paragraph" style:parent-style-name="Table_20_Contents">
      <style:text-properties officeooo:paragraph-rsid="000978c7"/>
    </style:style>
    <style:style style:name="P32" style:family="paragraph" style:parent-style-name="Table_20_Contents">
      <style:text-properties officeooo:rsid="000978c7" officeooo:paragraph-rsid="000978c7"/>
    </style:style>
    <style:style style:name="P33" style:family="paragraph" style:parent-style-name="Table_20_Contents">
      <style:text-properties officeooo:rsid="000987e9" officeooo:paragraph-rsid="000987e9"/>
    </style:style>
    <style:style style:name="P34" style:family="paragraph" style:parent-style-name="Table_20_Contents">
      <style:text-properties officeooo:rsid="000755e7" officeooo:paragraph-rsid="000755e7"/>
    </style:style>
    <style:style style:name="P35" style:family="paragraph" style:parent-style-name="Table_20_Contents">
      <style:text-properties officeooo:rsid="000816b2" officeooo:paragraph-rsid="000816b2"/>
    </style:style>
    <style:style style:name="P36" style:family="paragraph" style:parent-style-name="Standard">
      <style:text-properties officeooo:rsid="00062fc3" officeooo:paragraph-rsid="000755e7" fo:background-color="#81d41a"/>
    </style:style>
    <style:style style:name="P37" style:family="paragraph" style:parent-style-name="Standard">
      <style:text-properties officeooo:rsid="000987e9" officeooo:paragraph-rsid="000987e9" fo:background-color="transparent"/>
    </style:style>
    <style:style style:name="P38" style:family="paragraph" style:parent-style-name="Standard">
      <style:text-properties style:use-window-font-color="true" fo:font-size="12pt" style:text-underline-style="none" fo:font-weight="normal" officeooo:rsid="00099b7b" officeooo:paragraph-rsid="00099b7b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text-properties officeooo:paragraph-rsid="00099b7b"/>
    </style:style>
    <style:style style:name="P40" style:family="paragraph" style:parent-style-name="Standard">
      <style:text-properties fo:color="#f10d0c" fo:font-size="15pt" style:text-underline-style="none" fo:font-weight="normal" officeooo:rsid="000b1d95" officeooo:paragraph-rsid="000b1d95" fo:background-color="transparent" style:font-size-asian="15pt" style:font-weight-asian="normal" style:font-size-complex="15pt" style:font-weight-complex="normal"/>
    </style:style>
    <style:style style:name="P41" style:family="paragraph" style:parent-style-name="Standard">
      <style:text-properties fo:color="#f10d0c" fo:font-size="15pt" style:text-underline-style="solid" style:text-underline-width="auto" style:text-underline-color="font-color" fo:font-weight="bold" officeooo:rsid="000978c7" officeooo:paragraph-rsid="00099b7b" fo:background-color="transparent" style:font-size-asian="15pt" style:font-weight-asian="bold" style:font-size-complex="15pt" style:font-weight-complex="bold"/>
    </style:style>
    <style:style style:name="P42" style:family="paragraph" style:parent-style-name="Standard">
      <style:text-properties fo:color="#f10d0c" fo:font-size="15pt" style:text-underline-style="solid" style:text-underline-width="auto" style:text-underline-color="font-color" fo:font-weight="bold" officeooo:rsid="000b1d95" officeooo:paragraph-rsid="000b1d95" fo:background-color="transparent" style:font-size-asian="15pt" style:font-weight-asian="bold" style:font-size-complex="15pt" style:font-weight-complex="bold"/>
    </style:style>
    <style:style style:name="T1" style:family="text">
      <style:text-properties fo:background-color="#b4c7dc" loext:char-shading-value="0"/>
    </style:style>
    <style:style style:name="T2" style:family="text">
      <style:text-properties officeooo:rsid="000987e9" fo:background-color="#b4c7dc" loext:char-shading-value="0"/>
    </style:style>
    <style:style style:name="T3" style:family="text">
      <style:text-properties fo:background-color="#729fcf" loext:char-shading-value="0"/>
    </style:style>
    <style:style style:name="T4" style:family="text">
      <style:text-properties fo:background-color="#81d41a" loext:char-shading-value="0"/>
    </style:style>
    <style:style style:name="T5" style:family="text">
      <style:text-properties fo:background-color="#ffff6d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0987e9" fo:background-color="transparent" loext:char-shading-value="0"/>
    </style:style>
    <style:style style:name="T8" style:family="text">
      <style:text-properties officeooo:rsid="000755e7"/>
    </style:style>
    <style:style style:name="T9" style:family="text">
      <style:text-properties officeooo:rsid="000816b2"/>
    </style:style>
    <style:style style:name="T10" style:family="text">
      <style:text-properties fo:font-weight="bold" officeooo:rsid="000755e7" style:font-weight-asian="bold" style:font-weight-complex="bold"/>
    </style:style>
    <style:style style:name="T11" style:family="text">
      <style:text-properties fo:font-weight="bold" officeooo:rsid="000816b2" style:font-weight-asian="bold" style:font-weight-complex="bold"/>
    </style:style>
    <style:style style:name="T12" style:family="text">
      <style:text-properties fo:color="#ff0000" fo:font-weight="bold" officeooo:rsid="000816b2" style:font-weight-asian="bold" style:font-weight-complex="bold"/>
    </style:style>
    <style:style style:name="T13" style:family="text">
      <style:text-properties officeooo:rsid="000978c7"/>
    </style:style>
    <style:style style:name="T14" style:family="text">
      <style:text-properties fo:background-color="#bf819e" loext:char-shading-value="0"/>
    </style:style>
    <style:style style:name="T15" style:family="text">
      <style:text-properties fo:background-color="#e0c2cd" loext:char-shading-value="0"/>
    </style:style>
    <style:style style:name="T16" style:family="text">
      <style:text-properties officeooo:rsid="000987e9" fo:background-color="#e0c2cd" loext:char-shading-value="0"/>
    </style:style>
    <style:style style:name="T17" style:family="text">
      <style:text-properties officeooo:rsid="00099b7b"/>
    </style:style>
    <style:style style:name="T18" style:family="text">
      <style:text-properties style:use-window-font-color="true" fo:font-size="12pt" style:text-underline-style="none" fo:font-weight="normal" officeooo:rsid="00099b7b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style:use-window-font-color="true" fo:font-size="12pt" style:text-underline-style="none" fo:font-weight="normal" officeooo:rsid="000a9cd9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officeooo:rsid="000a9c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Task : Simulate a simplified Capitaly game. (Monopoly) </text:p>
      <text:p text:style-name="P2"/>
      <text:p text:style-name="P2">Game description : </text:p>
      <text:p text:style-name="P2">There are some <text:span text:style-name="T1">players</text:span> with different strategies, and a</text:p>
      <text:p text:style-name="P2"><text:span text:style-name="T4">cyclical board </text:span>with several fields. Players can move around the board, by moving forward with</text:p>
      <text:p text:style-name="P2">the amount they rolled with a dice. A field can be a p<text:span text:style-name="T5">roperty, service, or lucky field.</text:span></text:p>
      <text:p text:style-name="P2">A property can be bought for 1000, and stepping on it the next time the player can build a house</text:p>
      <text:p text:style-name="P2">on it for 4000. If a player steps on a property field which is owned by somebody else, the player</text:p>
      <text:p text:style-name="P2">should pay to the owner 500, if there is no house on the field, or 2000, if there is a house on it.</text:p>
      <text:p text:style-name="P2">Stepping on a service field, the player should pay to the bank (the amount of money is a</text:p>
      <text:p text:style-name="P2">parameter of the field). Stepping on a lucky field, the player gets some money (the amount is</text:p>
      <text:p text:style-name="P2">defined as a parameter of the field). There are three different kind of strategies exist. Initially,</text:p>
      <text:p text:style-name="P2">every player has 10000.</text:p>
      <text:p text:style-name="P2"/>
      <text:p text:style-name="P13"/>
      <text:p text:style-name="P14"><text:span text:style-name="T10">getters </text:span><text:span text:style-name="T11">&amp;&amp; </text:span><text:span text:style-name="T10">setters </text:span><text:span text:style-name="T11">&amp;&amp; constructers <text:s/>&amp;&amp; overrided methods </text:span><text:span text:style-name="T10">will not be mentioned in the diagrams</text:span></text:p>
      <text:p text:style-name="P15"/>
      <text:p text:style-name="P16">Game components : </text:p>
      <text:p text:style-name="P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Players : </text:p>
            <text:p text:style-name="P4"/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table:number-columns-spanned="2" office:value-type="string">
                  <text:p text:style-name="P26">class <text:span text:style-name="T9">ABSTRACT </text:span>: player</text:p>
                </table:table-cell>
                <table:covered-table-cell/>
              </table:table-row>
              <table:table-row>
                <table:table-cell table:style-name="Table4.A2" office:value-type="string">
                  <text:p text:style-name="P26">variable : </text:p>
                  <text:p text:style-name="P26"/>
                </table:table-cell>
                <table:table-cell table:style-name="Table4.B2" office:value-type="string">
                  <text:p text:style-name="P26"><text:s/>name :: string</text:p>
                  <text:p text:style-name="P26">money :: int </text:p>
                  <text:p text:style-name="P26">stillInGame :: bool</text:p>
                  <text:p text:style-name="P26">position :: int</text:p>
                </table:table-cell>
              </table:table-row>
              <table:table-row>
                <table:table-cell table:style-name="Table4.A2" office:value-type="string">
                  <text:p text:style-name="P26">Method : </text:p>
                </table:table-cell>
                <table:table-cell table:style-name="Table4.B2" office:value-type="string">
                  <text:p text:style-name="P26">- strategy<text:span text:style-name="T13"> </text:span><text:span text:style-name="T9">:: abstract</text:span></text:p>
                  <text:p text:style-name="P26">- buyProperty<text:span text:style-name="T9"> :: abstract</text:span></text:p>
                  <text:p text:style-name="P26">- buyHouse<text:span text:style-name="T9"> :: abstract</text:span></text:p>
                  <text:p text:style-name="P26">- kickPlayer</text:p>
                </table:table-cell>
              </table:table-row>
            </table:table>
            <text:p text:style-name="P3"/>
          </table:table-cell>
          <table:table-cell table:style-name="Table3.A1" office:value-type="string">
            <text:p text:style-name="P3">Board : </text:p>
            <text:p text:style-name="P4"/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table:number-columns-spanned="2" office:value-type="string">
                  <text:p text:style-name="P26">class : board </text:p>
                </table:table-cell>
                <table:covered-table-cell/>
              </table:table-row>
              <table:table-row>
                <table:table-cell table:style-name="Table1.A2" office:value-type="string">
                  <text:p text:style-name="P26">variable : </text:p>
                  <text:p text:style-name="P26"/>
                </table:table-cell>
                <table:table-cell table:style-name="Table1.B2" office:value-type="string">
                  <text:p text:style-name="P26"><text:s/>inputFields :: string[]</text:p>
                  <text:p text:style-name="P26">listOfFields :: ArrayList&lt;object&gt;</text:p>
                </table:table-cell>
              </table:table-row>
              <table:table-row>
                <table:table-cell table:style-name="Table1.A2" office:value-type="string">
                  <text:p text:style-name="P26">Method : </text:p>
                </table:table-cell>
                <table:table-cell table:style-name="Table1.B2" office:value-type="string">
                  <text:p text:style-name="P26">- createFields</text:p>
                </table:table-cell>
              </table:table-row>
            </table:table>
            <text:p text:style-name="P4"/>
          </table:table-cell>
        </table:table-row>
      </table:table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Board is created from a number of fields. </text:p>
      <text:p text:style-name="P2"/>
      <text:p text:style-name="P6">Fields Types : 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Table_20_Contents">Service : </text:p>
            <text:p text:style-name="Standard"/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table:number-columns-spanned="2" office:value-type="string">
                  <text:p text:style-name="P29"><text:span text:style-name="T8">class</text:span><text:span text:style-name="T9"> : service</text:span></text:p>
                </table:table-cell>
                <table:covered-table-cell/>
              </table:table-row>
              <table:table-row>
                <table:table-cell table:style-name="Table5.A2" office:value-type="string">
                  <text:p text:style-name="P27">variable : </text:p>
                  <text:p text:style-name="P27"/>
                </table:table-cell>
                <table:table-cell table:style-name="Table5.B2" office:value-type="string">
                  <text:p text:style-name="P24">penalty :: int</text:p>
                  <text:p text:style-name="P24">fieldPosition :: int</text:p>
                </table:table-cell>
              </table:table-row>
              <table:table-row>
                <table:table-cell table:style-name="Table5.A2" office:value-type="string">
                  <text:p text:style-name="P27">Method : </text:p>
                </table:table-cell>
                <table:table-cell table:style-name="Table5.B2" office:value-type="string">
                  <text:p text:style-name="P27"/>
                </table:table-cell>
              </table:table-row>
            </table:table>
            <text:p text:style-name="P10"/>
          </table:table-cell>
          <table:table-cell table:style-name="Table2.A1" office:value-type="string">
            <text:p text:style-name="P24">Lucky : </text:p>
            <text:p text:style-name="P24"/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table:number-columns-spanned="2" office:value-type="string">
                  <text:p text:style-name="P29"><text:span text:style-name="T8">class</text:span><text:span text:style-name="T9"> : lucky</text:span></text:p>
                </table:table-cell>
                <table:covered-table-cell/>
              </table:table-row>
              <table:table-row>
                <table:table-cell table:style-name="Table6.A2" office:value-type="string">
                  <text:p text:style-name="P27">variable : </text:p>
                  <text:p text:style-name="P27"/>
                </table:table-cell>
                <table:table-cell table:style-name="Table6.B2" office:value-type="string">
                  <text:p text:style-name="P24">freeMoney :: int</text:p>
                  <text:p text:style-name="P24">fieldPosition :: int</text:p>
                </table:table-cell>
              </table:table-row>
              <table:table-row>
                <table:table-cell table:style-name="Table6.A2" office:value-type="string">
                  <text:p text:style-name="P27">Method : </text:p>
                </table:table-cell>
                <table:table-cell table:style-name="Table6.B2" office:value-type="string">
                  <text:p text:style-name="P27"/>
                </table:table-cell>
              </table:table-row>
            </table:table>
            <text:p text:style-name="P10"/>
          </table:table-cell>
          <table:table-cell table:style-name="Table2.A1" office:value-type="string">
            <text:p text:style-name="P24">Property : </text:p>
            <text:p text:style-name="P24"/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table:number-columns-spanned="2" office:value-type="string">
                  <text:p text:style-name="P29"><text:span text:style-name="T8">class</text:span><text:span text:style-name="T9"> : property</text:span></text:p>
                </table:table-cell>
                <table:covered-table-cell/>
              </table:table-row>
              <table:table-row>
                <table:table-cell table:style-name="Table7.A2" office:value-type="string">
                  <text:p text:style-name="P27">variable : </text:p>
                  <text:p text:style-name="P27"/>
                </table:table-cell>
                <table:table-cell table:style-name="Table7.B2" office:value-type="string">
                  <text:p text:style-name="P24">fieldCost :: int <text:span text:style-name="T13">:: final</text:span></text:p>
                  <text:p text:style-name="P24">houseCost :: int<text:span text:style-name="T13"> :: final</text:span></text:p>
                  <text:p text:style-name="P24">penalty :: int <text:span text:style-name="T13">:: final</text:span></text:p>
                  <text:p text:style-name="P24">penaltyHouse :: int<text:span text:style-name="T13"> :: final</text:span></text:p>
                  <text:p text:style-name="P24">fieldPosition :: int</text:p>
                  <text:p text:style-name="P24">isOwned :: bool</text:p>
                  <text:p text:style-name="P24">houseExist :: bool</text:p>
                  <text:p text:style-name="P30">owner :: player</text:p>
                </table:table-cell>
              </table:table-row>
              <table:table-row>
                <table:table-cell table:style-name="Table7.A2" office:value-type="string">
                  <text:p text:style-name="P27">Method : </text:p>
                </table:table-cell>
                <table:table-cell table:style-name="Table7.B2" office:value-type="string">
                  <text:p text:style-name="P27"/>
                </table:table-cell>
              </table:table-row>
            </table:table>
            <text:p text:style-name="P10"/>
          </table:table-cell>
        </table:table-row>
      </table:table>
      <text:p text:style-name="P6"/>
      <text:p text:style-name="P7"/>
      <text:p text:style-name="P8">Player types : </text:p>
      <text:p text:style-name="P8">All player types extends player Class</text:p>
      <text:p text:style-name="P8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24">Greedy : </text:p>
            <text:p text:style-name="P24"/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table:number-columns-spanned="2" office:value-type="string">
                  <text:p text:style-name="P29"><text:span text:style-name="T8">class</text:span><text:span text:style-name="T9"> : greedy </text:span><text:span text:style-name="T12">extends</text:span><text:span text:style-name="T11"> </text:span><text:span text:style-name="T9">player</text:span></text:p>
                </table:table-cell>
                <table:covered-table-cell/>
              </table:table-row>
              <table:table-row>
                <table:table-cell table:style-name="Table9.A2" office:value-type="string">
                  <text:p text:style-name="P27">variable : </text:p>
                  <text:p text:style-name="P27"/>
                </table:table-cell>
                <table:table-cell table:style-name="Table9.B2" office:value-type="string">
                  <text:p text:style-name="P24"/>
                </table:table-cell>
              </table:table-row>
              <table:table-row>
                <table:table-cell table:style-name="Table9.A2" office:value-type="string">
                  <text:p text:style-name="P27">Method : </text:p>
                </table:table-cell>
                <table:table-cell table:style-name="Table9.B2" office:value-type="string">
                  <text:p text:style-name="P27"/>
                </table:table-cell>
              </table:table-row>
            </table:table>
            <text:p text:style-name="P10"/>
            <text:p text:style-name="P10"/>
            <text:p text:style-name="P12">strategy description : </text:p>
            <text:p text:style-name="P12"/>
            <text:p text:style-name="P12">If he steps on an unowned property, or his own property without a house, he</text:p>
            <text:p text:style-name="P11">starts buying it, if he has enough money for it.</text:p>
          </table:table-cell>
          <table:table-cell table:style-name="Table8.A1" office:value-type="string">
            <text:p text:style-name="P24">careful : </text:p>
            <text:p text:style-name="P24"><text:s/></text:p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table:number-columns-spanned="2" office:value-type="string">
                  <text:p text:style-name="P29"><text:span text:style-name="T8">class</text:span><text:span text:style-name="T9"> : careful </text:span><text:span text:style-name="T12">extends</text:span><text:span text:style-name="T11"> </text:span><text:span text:style-name="T9">player</text:span></text:p>
                </table:table-cell>
                <table:covered-table-cell/>
              </table:table-row>
              <table:table-row>
                <table:table-cell table:style-name="Table10.A2" office:value-type="string">
                  <text:p text:style-name="P27">variable : </text:p>
                  <text:p text:style-name="P27"/>
                </table:table-cell>
                <table:table-cell table:style-name="Table10.B2" office:value-type="string">
                  <text:p text:style-name="P24"/>
                </table:table-cell>
              </table:table-row>
              <table:table-row>
                <table:table-cell table:style-name="Table10.A2" office:value-type="string">
                  <text:p text:style-name="P27">Method : </text:p>
                </table:table-cell>
                <table:table-cell table:style-name="Table10.B2" office:value-type="string">
                  <text:p text:style-name="P27"/>
                </table:table-cell>
              </table:table-row>
            </table:table>
            <text:p text:style-name="P10"/>
            <text:p text:style-name="P10"/>
            <text:p text:style-name="P12">strategy description :</text:p>
            <text:p text:style-name="P12"/>
            <text:p text:style-name="P12">he buys in a round only for at most half the amount of his money.</text:p>
          </table:table-cell>
          <table:table-cell table:style-name="Table8.A1" office:value-type="string">
            <text:p text:style-name="P25">tactical : </text:p>
            <text:p text:style-name="P25"/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table:number-columns-spanned="2" office:value-type="string">
                  <text:p text:style-name="P31"><text:span text:style-name="T8">class</text:span><text:span text:style-name="T9"> : </text:span><text:span text:style-name="T13">tactical</text:span><text:span text:style-name="T9"> </text:span><text:span text:style-name="T12">extends</text:span><text:span text:style-name="T11"> </text:span><text:span text:style-name="T9">player</text:span></text:p>
                </table:table-cell>
                <table:covered-table-cell/>
              </table:table-row>
              <table:table-row>
                <table:table-cell table:style-name="Table11.A2" office:value-type="string">
                  <text:p text:style-name="P28">variable : </text:p>
                  <text:p text:style-name="P28"/>
                </table:table-cell>
                <table:table-cell table:style-name="Table11.B2" office:value-type="string">
                  <text:p text:style-name="P32">canBuy :: bool</text:p>
                </table:table-cell>
              </table:table-row>
              <table:table-row>
                <table:table-cell table:style-name="Table11.A2" office:value-type="string">
                  <text:p text:style-name="P28">Method : </text:p>
                </table:table-cell>
                <table:table-cell table:style-name="Table11.B2" office:value-type="string">
                  <text:p text:style-name="P28"/>
                </table:table-cell>
              </table:table-row>
            </table:table>
            <text:p text:style-name="P11"/>
            <text:p text:style-name="P11"/>
            <text:p text:style-name="P12">strategy description : </text:p>
            <text:p text:style-name="P12"/>
            <text:p text:style-name="P12">he skips each second chance when he could buy.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7">How the game works <text:s/>:</text:p>
      <text:p text:style-name="P40">main class is Game </text:p>
      <text:p text:style-name="P19">The game class will create a board and players from the file the user will indicate </text:p>
      <text:p text:style-name="P19"/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31"><text:span text:style-name="T8">class</text:span><text:span text:style-name="T9"> :</text:span><text:span text:style-name="T13"> Game</text:span></text:p>
          </table:table-cell>
          <table:covered-table-cell/>
        </table:table-row>
        <table:table-row>
          <table:table-cell table:style-name="Table12.A2" office:value-type="string">
            <text:p text:style-name="P28">variable : </text:p>
            <text:p text:style-name="P28"/>
          </table:table-cell>
          <table:table-cell table:style-name="Table12.B2" office:value-type="string">
            <text:p text:style-name="P32"><text:span text:style-name="T14">p</text:span><text:span text:style-name="T15">layerList </text:span>:: ArrayList&lt;<text:span text:style-name="T3">player</text:span>&gt;</text:p>
            <text:p text:style-name="P33">listOfFields :: ArrayList&lt;object&gt;</text:p>
            <text:p text:style-name="P33">numberOfFields :: int</text:p>
          </table:table-cell>
        </table:table-row>
        <table:table-row>
          <table:table-cell table:style-name="Table12.A2" office:value-type="string">
            <text:p text:style-name="P28">Method : </text:p>
          </table:table-cell>
          <table:table-cell table:style-name="Table12.B2" office:value-type="string">
            <text:p text:style-name="P33">- Game()</text:p>
            <text:p text:style-name="P33">- start() </text:p>
            <text:p text:style-name="P33">- check() :: bool</text:p>
            <text:p text:style-name="P33">- update()</text:p>
          </table:table-cell>
        </table:table-row>
      </table:table>
      <text:p text:style-name="P11"/>
      <text:p text:style-name="P22">The game algorithm is consisted like follow : </text:p>
      <text:p text:style-name="P22">- The constructer of Game class creates the 'Players List' and the 'Board' so the constructor auto creates the game components.</text:p>
      <text:p text:style-name="P22">- the 'check()' method : check if the game is over or not and it it returns a bool value. (only one player is still in game.)</text:p>
      <text:p text:style-name="P37"/>
      <text:p text:style-name="P37"/>
      <text:p text:style-name="P37">start () {</text:p>
      <text:p text:style-name="P37"><text:tab/>while(check()){</text:p>
      <text:p text:style-name="P23"><text:span text:style-name="T7"><text:tab/><text:tab/>for( player</text:span><text:span text:style-name="T2"> plr</text:span><text:span text:style-name="T7"> : <text:s text:c="2"/></text:span><text:span text:style-name="T16">playerList</text:span><text:span text:style-name="T7"> <text:s/>) </text:span></text:p>
      <text:p text:style-name="P37"><text:tab/><text:tab/><text:tab/>dice = random number from 1 to 6 </text:p>
      <text:p text:style-name="P37"><text:tab/><text:tab/><text:tab/>plr.setPosition(dice , numberOfFields) </text:p>
      <text:p text:style-name="P22"><text:span text:style-name="T6"><text:tab/><text:tab/><text:tab/>new Object </text:span><text:span text:style-name="T1">field</text:span><text:span text:style-name="T6"> = listOfField (plr.position) // we get the field from the player <text:tab/><text:tab/><text:tab/><text:tab/><text:tab/><text:tab/><text:tab/><text:tab/><text:tab/><text:tab/>//position</text:span></text:p>
      <text:p text:style-name="P22"><text:span text:style-name="T6"><text:tab/><text:tab/><text:tab/>update</text:span><text:span text:style-name="T1">(plr,field)</text:span></text:p>
      <text:p text:style-name="P37"><text:tab/><text:tab/><text:tab/></text:p>
      <text:p text:style-name="P37"/>
      <text:p text:style-name="P37">}</text:p>
      <text:p text:style-name="P37"/>
      <text:p text:style-name="P37">}</text:p>
      <text:p text:style-name="P37"/>
      <text:p text:style-name="P18">File Management <text:span text:style-name="T17"><text:s/>: </text:span></text:p>
      <text:p text:style-name="P18"/>
      <text:p text:style-name="P40">I did include exception handler in case the input is wrong.</text:p>
      <text:p text:style-name="P42"/>
      <text:p text:style-name="P20">the player will be asked to input the name of the txt file that contains the game <text:span text:style-name="T17">information</text:span> <text:span text:style-name="T17">the file should be looking like this : </text:span></text:p>
      <text:p text:style-name="P20"/>
      <text:p text:style-name="P20"/>
      <text:p text:style-name="P20"><text:soft-page-break/></text:p>
      <text:p text:style-name="P20"/>
      <text:p text:style-name="P21">file : </text:p>
      <text:p text:style-name="P21"/>
      <text:p text:style-name="P21">11 <text:s text:c="5"/>// number of fields </text:p>
      <text:p text:style-name="P21">p <text:s text:c="7"/>// field type property</text:p>
      <text:p text:style-name="P21">l 4000 <text:s/>// field type lucky + bonus to be given is 4000</text:p>
      <text:p text:style-name="P21">s 3000 <text:s/>// field type service + penalty is 3000 </text:p>
      <text:p text:style-name="P21">p</text:p>
      <text:p text:style-name="P21">l 5000</text:p>
      <text:p text:style-name="P21">s 3000</text:p>
      <text:p text:style-name="P21">p</text:p>
      <text:p text:style-name="P21">p</text:p>
      <text:p text:style-name="P21">p</text:p>
      <text:p text:style-name="P21">l 4000</text:p>
      <text:p text:style-name="P21">s 10000</text:p>
      <text:p text:style-name="P21">4 <text:s text:c="4"/>// number of players</text:p>
      <text:p text:style-name="P39"><text:span text:style-name="T19">plr2 </text:span><text:span text:style-name="T18">g <text:s text:c="3"/>// player name + player type greedy g tactical t careful c </text:span></text:p>
      <text:p text:style-name="P39"><text:span text:style-name="T19">plr3</text:span><text:span text:style-name="T18"> c</text:span></text:p>
      <text:p text:style-name="P39"><text:span text:style-name="T19">plr1 </text:span><text:span text:style-name="T18">t</text:span></text:p>
      <text:p text:style-name="P39"><text:span text:style-name="T19">plr4 </text:span><text:span text:style-name="T18">c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62fc3" officeooo:paragraph-rsid="00062fc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Name : Ali Sbiaa Zayen<text:tab/>Neptune code : CN4F59<text:tab/>Assignement-1 Task-4</text:p>
        <text:p text:style-name="MP1">Programming technology 2020/2021/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16:32:42.084392048</meta:creation-date>
    <dc:date>2020-09-28T23:52:25.616013243</dc:date>
    <meta:editing-duration>PT31M54S</meta:editing-duration>
    <meta:editing-cycles>2</meta:editing-cycles>
    <meta:generator>LibreOffice/6.4.6.2$Linux_X86_64 LibreOffice_project/40$Build-2</meta:generator>
    <meta:document-statistic meta:table-count="12" meta:image-count="0" meta:object-count="0" meta:page-count="4" meta:paragraph-count="131" meta:word-count="698" meta:character-count="3779" meta:non-whitespace-character-count="3103"/>
  </office:meta>
</office:document-meta>
</file>